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A000001DA99E0208D773008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font-name="Calibri" fo:font-weight="normal" officeooo:rsid="0032c8eb" officeooo:paragraph-rsid="00460a15" style:font-weight-asian="normal" style:font-weight-complex="normal"/>
    </style:style>
    <style:style style:name="T1" style:family="text">
      <style:text-properties style:font-name="Calib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61cm, 1.459cm, 0.16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12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.459cm, 0.168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Image1" text:anchor-type="char" svg:x="-0.31cm" svg:y="0.355cm" svg:width="12.541cm" svg:height="13.832cm" draw:z-index="2"><draw:image xlink:href="Pictures/10000201000001DA000001DA99E0208D773008D3.png" xlink:type="simple" xlink:show="embed" xlink:actuate="onLoad" draw:mime-type="image/png"/></draw:frame><draw:frame draw:style-name="fr3" draw:name="Image2" text:anchor-type="char" svg:x="6.369cm" svg:y="0.355cm" svg:width="14cm" svg:height="13.878cm" draw:z-index="1"><draw:image xlink:href="Pictures/10000201000001DA000001DA99E0208D773008D3.png" xlink:type="simple" xlink:show="embed" xlink:actuate="onLoad" draw:mime-type="image/png"/></draw:frame><draw:frame draw:style-name="fr2" draw:name="Image3" text:anchor-type="char" svg:x="6.369cm" svg:y="14.025cm" svg:width="14cm" svg:height="14cm" draw:z-index="0"><draw:image xlink:href="Pictures/10000201000001DA000001DA99E0208D773008D3.png" xlink:type="simple" xlink:show="embed" xlink:actuate="onLoad" draw:mime-type="image/png"/></draw:frame><draw:frame draw:style-name="fr1" draw:name="Image4" text:anchor-type="char" svg:x="-0.31cm" svg:y="14.185cm" svg:width="12.541cm" svg:height="13.672cm" draw:z-index="3"><draw:image xlink:href="Pictures/10000201000001DA000001DA99E0208D773008D3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7M32S</meta:editing-duration>
    <meta:editing-cycles>3</meta:editing-cycles>
    <meta:generator>LibreOffice/7.0.4.2$Linux_X86_64 LibreOffice_project/00$Build-2</meta:generator>
    <meta:creation-date>2021-02-12T22:45:09.427407960</meta:creation-date>
    <meta:initial-creator>J Cercy</meta:initial-creator>
    <dc:date>2021-02-12T22:52:41.058968322</dc:date>
    <dc:creator>J Cercy</dc:creator>
    <meta:document-statistic meta:table-count="0" meta:image-count="4" meta:object-count="0" meta:page-count="1" meta:paragraph-count="0" meta:word-count="0" meta:character-count="0" meta:non-whitespace-character-count="0"/>
    <meta:template xlink:type="simple" xlink:actuate="onRequest" xlink:title="activite_type" xlink:href="../../../../../.config/libreoffice/4/user/template/activite_type.ott" meta:date="2021-02-12T22:45:08.103630963"/>
  </office:meta>
</office:document-meta>
</file>